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10000000104DEE7EB8AC5B475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MV Boli" svg:font-family="'MV Boli'" style:font-pitch="variable"/>
    <style:font-face style:name="Liberation Serif" svg:font-family="'Liberation Serif'" style:font-family-generic="roman" style:font-pitch="variable"/>
    <style:font-face style:name="TimesNewRomanPS-BoldMT1" svg:font-family="TimesNewRomanPS-BoldMT"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Calibri" svg:font-family="Calibri" style:font-family-generic="swiss"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TimesNewRomanPS-BoldMT" svg:font-family="TimesNewRomanPS-BoldMT" style:font-family-generic="swiss" style:font-pitch="variable"/>
    <style:font-face style:name="TimesNewRomanPSMT1" svg:font-family="TimesNewRomanPSM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ff0000" style:font-name="MV Boli" fo:font-size="20pt" fo:font-style="normal" style:text-underline-style="solid" style:text-underline-width="auto" style:text-underline-color="font-color" fo:font-weight="bold" officeooo:rsid="001acb20" officeooo:paragraph-rsid="001acb20" style:font-size-asian="20pt" style:font-style-asian="normal" style:font-weight-asian="bold" style:font-size-complex="20pt" style:font-style-complex="normal" style:font-weight-complex="bold"/>
    </style:style>
    <style:style style:name="P2" style:family="paragraph" style:parent-style-name="Standard">
      <style:paragraph-properties fo:text-align="start" style:justify-single-word="false"/>
      <style:text-properties fo:color="#ff0000" fo:font-weight="bold" officeooo:rsid="001c821c" officeooo:paragraph-rsid="001c821c" style:font-weight-asian="bold" style:font-weight-complex="bold"/>
    </style:style>
    <style:style style:name="P3" style:family="paragraph" style:parent-style-name="Standard">
      <style:paragraph-properties fo:text-align="start" style:justify-single-word="false"/>
      <style:text-properties fo:color="#000000" style:font-name="Calibri" fo:font-size="12pt" fo:font-style="normal" style:text-underline-style="none" fo:font-weight="normal" officeooo:rsid="001acb20" officeooo:paragraph-rsid="001acb20"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color="#000000" style:font-name="Calibri" fo:font-size="12pt" fo:font-style="normal" style:text-underline-style="none" fo:font-weight="normal" officeooo:rsid="001ae63f" officeooo:paragraph-rsid="001ae63f"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color="#000000" style:font-name="Calibri" fo:font-size="12pt" fo:font-style="normal" style:text-underline-style="none" fo:font-weight="bold" officeooo:rsid="001acb20" officeooo:paragraph-rsid="001acb20"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color="#000000" style:font-name="Calibri" fo:font-size="12pt" officeooo:rsid="001e6385" officeooo:paragraph-rsid="001e6385" style:font-size-asian="12pt" style:font-size-complex="12pt"/>
    </style:style>
    <style:style style:name="P7" style:family="paragraph" style:parent-style-name="Standard">
      <style:paragraph-properties fo:text-align="start" style:justify-single-word="false"/>
      <style:text-properties officeooo:rsid="001ae63f" officeooo:paragraph-rsid="001ae63f"/>
    </style:style>
    <style:style style:name="P8" style:family="paragraph" style:parent-style-name="Standard">
      <style:paragraph-properties fo:text-align="center" style:justify-single-word="false"/>
      <style:text-properties officeooo:rsid="001ae63f" officeooo:paragraph-rsid="001ae63f"/>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officeooo:paragraph-rsid="001ae63f"/>
    </style:style>
    <style:style style:name="P11" style:family="paragraph" style:parent-style-name="Standard" style:list-style-name="L1">
      <style:paragraph-properties fo:text-align="start" style:justify-single-word="false"/>
      <style:text-properties officeooo:paragraph-rsid="001acb20"/>
    </style:style>
    <style:style style:name="P12" style:family="paragraph" style:parent-style-name="Standard" style:list-style-name="L3">
      <style:paragraph-properties fo:text-align="start" style:justify-single-word="false"/>
      <style:text-properties officeooo:paragraph-rsid="001ae63f"/>
    </style:style>
    <style:style style:name="P13" style:family="paragraph" style:parent-style-name="Standard">
      <style:paragraph-properties fo:text-align="start" style:justify-single-word="false"/>
      <style:text-properties officeooo:rsid="001c821c" officeooo:paragraph-rsid="001c821c"/>
    </style:style>
    <style:style style:name="P14" style:family="paragraph" style:parent-style-name="Standard">
      <style:paragraph-properties fo:text-align="start" style:justify-single-word="false"/>
      <style:text-properties fo:color="#007fff" style:font-name="Arial" fo:font-size="10pt" officeooo:rsid="001c821c" officeooo:paragraph-rsid="001c821c" style:font-size-asian="10pt" style:font-size-complex="10pt"/>
    </style:style>
    <style:style style:name="P15" style:family="paragraph" style:parent-style-name="Standard">
      <style:paragraph-properties fo:text-align="start" style:justify-single-word="false"/>
      <style:text-properties fo:color="#007fff" style:font-name="Arial" fo:font-size="10pt" officeooo:rsid="001ae63f" officeooo:paragraph-rsid="001ae63f" style:font-size-asian="10pt" style:font-size-complex="10pt"/>
    </style:style>
    <style:style style:name="P16" style:family="paragraph" style:parent-style-name="Standard">
      <style:paragraph-properties fo:text-align="start" style:justify-single-word="false"/>
      <style:text-properties fo:color="#007fff" style:font-name="Arial" fo:font-size="10pt" officeooo:rsid="001d93be" officeooo:paragraph-rsid="001d93be" style:font-size-asian="10pt" style:font-size-complex="10pt"/>
    </style:style>
    <style:style style:name="P17" style:family="paragraph" style:parent-style-name="Standard">
      <style:paragraph-properties fo:text-align="start" style:justify-single-word="false"/>
      <style:text-properties fo:color="#007fff" style:font-name="Arial" fo:font-size="10pt" style:font-size-asian="10pt" style:font-size-complex="10pt"/>
    </style:style>
    <style:style style:name="P18" style:family="paragraph" style:parent-style-name="Standard">
      <style:paragraph-properties fo:text-align="start" style:justify-single-word="false"/>
      <style:text-properties fo:color="#007fff" style:font-name="Arial" fo:font-size="10pt" officeooo:paragraph-rsid="001d93be" style:font-size-asian="10pt" style:font-size-complex="10pt"/>
    </style:style>
    <style:style style:name="P19" style:family="paragraph" style:parent-style-name="Standard">
      <style:paragraph-properties fo:text-align="start" style:justify-single-word="false"/>
      <style:text-properties officeooo:rsid="001d93be" officeooo:paragraph-rsid="001d93be"/>
    </style:style>
    <style:style style:name="P20" style:family="paragraph" style:parent-style-name="Standard">
      <style:paragraph-properties fo:text-align="start" style:justify-single-word="false"/>
      <style:text-properties fo:font-weight="bold" officeooo:rsid="001d93be" officeooo:paragraph-rsid="001d93be" style:font-weight-asian="bold" style:font-weight-complex="bold"/>
    </style:style>
    <style:style style:name="T1" style:family="text">
      <style:text-properties officeooo:rsid="001ae63f"/>
    </style:style>
    <style:style style:name="T2" style:family="text">
      <style:text-properties fo:color="#000000" style:font-name="Calibri" fo:font-size="12pt" fo:font-style="normal" style:text-underline-style="none" fo:font-weight="normal" style:font-size-asian="10.5pt" style:font-style-asian="normal" style:font-weight-asian="normal" style:font-size-complex="12pt" style:font-style-complex="normal" style:font-weight-complex="normal"/>
    </style:style>
    <style:style style:name="T3" style:family="text">
      <style:text-properties fo:color="#000000" style:font-name="Calibri" fo:font-size="12pt" fo:font-style="normal" style:text-underline-style="none" fo:font-weight="normal" officeooo:rsid="001acb20" style:font-size-asian="10.5pt" style:font-style-asian="normal" style:font-weight-asian="normal" style:font-size-complex="12pt" style:font-style-complex="normal" style:font-weight-complex="normal"/>
    </style:style>
    <style:style style:name="T4" style:family="text">
      <style:text-properties fo:color="#000000" style:font-name="Calibri" fo:font-size="12pt" fo:font-style="normal" style:text-underline-style="none" fo:font-weight="normal" officeooo:rsid="001ae63f" style:font-size-asian="10.5pt" style:font-style-asian="normal" style:font-weight-asian="normal" style:font-size-complex="12pt" style:font-style-complex="normal" style:font-weight-complex="normal"/>
    </style:style>
    <style:style style:name="T5" style:family="text">
      <style:text-properties fo:color="#000000" style:font-name="Calibri" fo:font-size="12pt" fo:font-style="normal" style:text-underline-style="none" fo:font-weight="normal" officeooo:rsid="001c821c" style:font-size-asian="10.5pt" style:font-style-asian="normal" style:font-weight-asian="normal" style:font-size-complex="12pt" style:font-style-complex="normal" style:font-weight-complex="normal"/>
    </style:style>
    <style:style style:name="T6" style:family="text">
      <style:text-properties fo:color="#000000" style:font-name="Calibri" fo:font-size="12pt" fo:font-style="normal" style:text-underline-style="none" fo:font-weight="bold" style:font-size-asian="10.5pt" style:font-style-asian="normal" style:font-weight-asian="bold" style:font-size-complex="12pt" style:font-style-complex="normal" style:font-weight-complex="bold"/>
    </style:style>
    <style:style style:name="T7" style:family="text">
      <style:text-properties fo:color="#000000" style:font-name="Calibri" fo:font-size="12pt" fo:font-style="normal" style:text-underline-style="none" style:font-size-asian="10.5pt" style:font-style-asian="normal" style:font-size-complex="12pt" style:font-style-complex="normal"/>
    </style:style>
    <style:style style:name="T8" style:family="text">
      <style:text-properties fo:color="#000000" style:font-name="TimesNewRomanPS-BoldMT" fo:font-size="11pt" fo:font-style="normal" style:text-underline-style="none" fo:font-weight="bold" officeooo:rsid="001ae63f" style:font-size-asian="11pt" style:font-style-asian="normal" style:font-weight-asian="bold" style:font-size-complex="12pt" style:font-style-complex="normal" style:font-weight-complex="normal"/>
    </style:style>
    <style:style style:name="T9" style:family="text">
      <style:text-properties style:font-name="TimesNewRomanPS-BoldMT1" fo:font-size="11pt" fo:font-weight="bold" style:font-size-asian="11pt" style:font-weight-asian="bold"/>
    </style:style>
    <style:style style:name="T10" style:family="text">
      <style:text-properties style:font-name="TimesNewRomanPSMT" fo:font-size="11pt" style:font-size-asian="11pt"/>
    </style:style>
    <style:style style:name="T11" style:family="text">
      <style:text-properties style:font-name="TimesNewRomanPS-ItalicMT" fo:font-size="11pt" fo:font-style="italic" style:font-size-asian="11pt" style:font-style-asian="italic"/>
    </style:style>
    <style:style style:name="T12" style:family="text">
      <style:text-properties fo:color="#be3f7e" style:font-name="Calibri" fo:font-size="12pt" fo:font-style="normal" style:text-underline-style="none" fo:font-weight="bold" officeooo:rsid="001ae63f" style:font-size-asian="10.5pt" style:font-style-asian="normal" style:font-weight-asian="bold" style:font-size-complex="12pt" style:font-style-complex="normal" style:font-weight-complex="bold"/>
    </style:style>
    <style:style style:name="T13" style:family="text">
      <style:text-properties fo:color="#be3f7e" style:font-name="Calibri" fo:font-size="12pt" fo:font-style="normal" style:text-underline-style="none" fo:font-weight="bold" officeooo:rsid="001acb20" style:font-size-asian="10.5pt" style:font-style-asian="normal" style:font-weight-asian="bold" style:font-size-complex="12pt" style:font-style-complex="normal" style:font-weight-complex="bold"/>
    </style:style>
    <style:style style:name="T14" style:family="text">
      <style:text-properties fo:color="#be3f7e" style:font-name="Calibri" fo:font-size="12pt" fo:font-style="italic" style:text-underline-style="none" fo:font-weight="bold" officeooo:rsid="001ae63f" style:font-size-asian="10.5pt" style:font-style-asian="italic" style:font-weight-asian="bold" style:font-size-complex="12pt" style:font-style-complex="italic" style:font-weight-complex="bold"/>
    </style:style>
    <style:style style:name="T15" style:family="text">
      <style:text-properties fo:color="#be3f7e" style:font-name="Calibri" fo:font-size="12pt" fo:font-style="italic" style:text-underline-style="none" fo:font-weight="bold" officeooo:rsid="001acb20" style:font-size-asian="10.5pt" style:font-style-asian="italic" style:font-weight-asian="bold" style:font-size-complex="12pt" style:font-style-complex="italic" style:font-weight-complex="bold"/>
    </style:style>
    <style:style style:name="T16" style:family="text">
      <style:text-properties style:font-name="Calibri" fo:font-size="12pt" fo:font-style="normal" style:text-underline-style="none" style:font-size-asian="10.5pt" style:font-style-asian="normal" style:font-size-complex="12pt" style:font-style-complex="normal"/>
    </style:style>
    <style:style style:name="T17" style:family="text">
      <style:text-properties style:font-name="Calibri" fo:font-size="12pt" fo:font-style="italic" style:text-underline-style="none" style:font-size-asian="10.5pt" style:font-style-asian="italic" style:font-size-complex="12pt" style:font-style-complex="italic"/>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normal" officeooo:rsid="001d93be" style:font-style-asian="normal" style:font-weight-asian="normal" style:font-style-complex="normal" style:font-weight-complex="normal"/>
    </style:style>
    <style:style style:name="T20" style:family="text">
      <style:text-properties fo:color="#007fff"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T21" style:family="text">
      <style:text-properties fo:color="#007fff" style:font-name="Arial" fo:font-size="10pt" style:font-size-asian="10pt" style:font-size-complex="10pt"/>
    </style:style>
    <text:list-style style:name="L1">
      <text:list-level-style-image text:level="1" xlink:href="Pictures/1000020000000010000000104DEE7EB8AC5B475D.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4DEE7EB8AC5B475D.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4DEE7EB8AC5B475D.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4DEE7EB8AC5B475D.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4DEE7EB8AC5B475D.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4DEE7EB8AC5B475D.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4DEE7EB8AC5B475D.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4DEE7EB8AC5B475D.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4DEE7EB8AC5B475D.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4DEE7EB8AC5B475D.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image text:level="1" xlink:href="Pictures/1000020000000010000000104DEE7EB8AC5B475D.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4DEE7EB8AC5B475D.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4DEE7EB8AC5B475D.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4DEE7EB8AC5B475D.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4DEE7EB8AC5B475D.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4DEE7EB8AC5B475D.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4DEE7EB8AC5B475D.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4DEE7EB8AC5B475D.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4DEE7EB8AC5B475D.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4DEE7EB8AC5B475D.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roi, les seigneurs et les châteaux </text:p>
      <text:p text:style-name="P1"/>
      <text:p text:style-name="P5">1. Le roi, le seigneurs et le château</text:p>
      <text:p text:style-name="P3"><text:span text:style-name="T1">→ </text:span>2 textes </text:p>
      <text:list xml:id="list3708138355" text:style-name="L1">
        <text:list-item>
          <text:p text:style-name="P11"><text:span text:style-name="T13">Orderic Vital,</text:span><text:span text:style-name="T15"> </text:span><text:span text:style-name="T14">Historia Ecclesisatica</text:span><text:span text:style-name="T12"> </text:span><text:span text:style-name="T4">: </text:span><text:span text:style-name="T3"><text:s/>moine anglo-normand : passe sa jeunesse dans une abbaye normande, très jeune décrit l’église de Normandie. = une vingtaine de tonnes = sources extraordinaire.</text:span></text:p>
        </text:list-item>
      </text:list>
      <text:p text:style-name="P4">= source de renseignement essentielle en Normandie. </text:p>
      <text:p text:style-name="P10"><text:span text:style-name="T4">= très utilisé comme source en Normandie. </text:span></text:p>
      <text:list xml:id="list1026632895" text:style-name="L3">
        <text:list-item>
          <text:p text:style-name="P12"><text:span text:style-name="T12">Suger,</text:span><text:span text:style-name="T14"> Vie de Louis VI le Gros</text:span><text:span text:style-name="T12"> </text:span><text:span text:style-name="T4">: personnage très recherché pour ses conseils, témoin de la vie quotidienne de Louis VI le Gros. </text:span></text:p>
        </text:list-item>
      </text:list>
      <text:p text:style-name="P7"><text:span text:style-name="T2">= personnages très bien placé pour avoir <text:s/>des informations </text:span></text:p>
      <text:p text:style-name="P7"><text:span text:style-name="T2"/></text:p>
      <text:p text:style-name="P8"><text:span text:style-name="T2">= ses deux textes montre les conflits entre les seigneurs locaux qui détienne une portion de territoire </text:span></text:p>
      <text:p text:style-name="P8"><text:span text:style-name="T2"/></text:p>
      <text:p text:style-name="P7"><text:span text:style-name="T6"><text:s/>1.1 Louis VI et ses vassaux, au début de son règne</text:span><text:span text:style-name="T2"> (avant et vers 1108)</text:span></text:p>
      <text:p text:style-name="P2"><text:span text:style-name="T16">TEXTE :</text:span><text:span text:style-name="T17"> Vie de Louis VI le Gros </text:span></text:p>
      <text:p text:style-name="P13"><text:span text:style-name="T2"/></text:p>
      <text:p text:style-name="P15"><text:span text:style-name="T18"><text:s/>« Aussi, parce que le roi Philippe, atteint par l’âge et la maladie , avait laissé décliné son pouvoir princier et parce que la justice royale était devenue trop faible pour punir les tyrans. Louis fut tout d’abord obligé de demander l’aide de tous les évêques par tout son royaume pour mettre fin à l’oppression des bandits et des rebelles. En conséquence, les évêques mobilisèrent les communautés du peuple de france et obligèrent les prêtres à aider et à accompagner le roi au combat ou pour un siège en portant les bannières et en conduisant tous leurs paroissiens. » </text:span></text:p>
      <text:p text:style-name="P7"><text:span text:style-name="T5">- </text:span><text:span text:style-name="T2"><text:s/>Raconte un conflit que le roi de France va arranger</text:span></text:p>
      <text:p text:style-name="P13"><text:span text:style-name="T2">- mission du roi : assurer la paix entre les trois ordres de la société/sinon c’est l’église d’y veiller.</text:span></text:p>
      <text:p text:style-name="P13"><text:span text:style-name="T2">- le clergé est toujours l’appui fidèle du roi</text:span></text:p>
      <text:p text:style-name="P14"><text:span text:style-name="T18">« Après le décès du roi Philippe, Louis régna et immédiatement prenant le bâton du pouvoir avec plus d’assurance, prit l’initiative et prépara la défaite des séditieux. Tout d’abord, il mit le siège devant le Puiset et attaqua Hugues, bel homme mais diabolique, avec une grande force de chevaliers. Dans son château, bandits et hors la loi y trouvaient leur repaire favori, commettaient des crimes indicibles et refusaient d’être détournée de leurs méfaits même sous la menace de la colère du roi ou même sous les menaces et les anathèmes de l’évêque. Un jour, alors que l’armée du roi poursuivit Hugues, qui fuyait devant elle, sur un chemin étroit, celui-ci se trouva en face d’Anselme de Garlande, le chef (princeps) de l’armée des Français, qui le mit à la terre en le percutant avec sa lance et le tua aussitôt. » </text:span></text:p>
      <text:p text:style-name="P13"><text:span text:style-name="T2">- refuge de bandit = le château = endroit où on complote contre le roi </text:span></text:p>
      <text:p text:style-name="P13"><text:span text:style-name="T2">- s’attaque au château : le Puiset tenu pas Huges : vassaux, ennemis du roi</text:span></text:p>
      <text:p text:style-name="P13"><text:span text:style-name="T2"/></text:p>
      <text:p text:style-name="P20"><text:span text:style-name="T7">1.2 Louis VI s’empare du château de Hugues du Puiset 1111</text:span></text:p>
      <text:p text:style-name="P19"><text:span text:style-name="T20">«  ...la condamnation de Hugues ayant été prononcée par défaut, le roi s</text:span><text:span text:style-name="T21">’en vint à</text:span></text:p>
      <text:p text:style-name="P17">Toury avec un grand ost et réclama dudit Hugues le château dont il se trouvait dépossédé par</text:p>
      <text:p text:style-name="P17">jugement. Celui-ci refusant de sortir, le roi, sans retard, se hâte d’attaquer le château et y applique son</text:p>
      <text:p text:style-name="P17">ost, tant chevaliers que gens de pied. Ce ne sont partout que balistes, arcs, écus, épées : c’est la guerre.</text:p>
      <text:p text:style-name="P17">Vous eussiez vu et pu admirer tour à tour une pluie de flèches, le feu scintillant des heaumes qui,</text:p>
      <text:p text:style-name="P17">sous les coups répétés, lancent des éclairs, les écus subitement et étrangement brisés et troués. Dès</text:p>
      <text:p text:style-name="P17">que les ennemis se trouvent poussés par la porte dans le château, de l’intérieur s’abat sur les nôtres</text:p>
      <text:p text:style-name="P17">du haut des archères et de la palissade une singulière grêle et presque intolérable, même pour les plus</text:p>
      <text:p text:style-name="P17">audacieux. Les assiégés, démontant les poutres et lançant des pieux, commencent une contre-attaque</text:p>
      <text:p text:style-name="P17">sans pouvoir la mener à bonne fin. [...] Nous avions préparé des chars, les chargeant d’immenses tas</text:p>
      <text:p text:style-name="P17">de bois sec, mêlés à de la graisse et du sang coagulé, matière prompte à donner des flammes. En effet,</text:p>
      <text:p text:style-name="P17">ces gens-là étaient excommuniés et absolument voués au diable. Les nôtres en force mettent ces</text:p>
      <text:p text:style-name="P17">chariots contre la porte à la fois pour y allumer un feu qu’on ne puisse éteindre et pour se mettre euxmêmes</text:p>
      <text:p text:style-name="P16"><text:soft-page-break/>à l’abri derrière les tas de bois. </text:p>
      <text:p text:style-name="P19"><text:span text:style-name="T2"/></text:p>
      <text:p text:style-name="P19"><text:span text:style-name="T2">- le roi décide qu’Hugues doit rendre son château du Puiset et condamne à l’exil. Il refuse de sortir et le roi attaque le château</text:span></text:p>
      <text:p text:style-name="P19"><text:span text:style-name="T2">- les assiègent : mettent le feu au château</text:span></text:p>
      <text:p text:style-name="P19"><text:span text:style-name="T2">= château en bois = donc incendie ! → fragile ! </text:span></text:p>
      <text:p text:style-name="P19"><text:span text:style-name="T2"/></text:p>
      <text:p text:style-name="P18"><text:span text:style-name="T19">« Ainsi, admirable marque de la </text:span>céleste décision, comme si étaient tombés les murs d’une seconde Jéricho, à la même heure, après qu’eurent été rompues les barrières, les osts du roi et du comte firent leur entrée. Par suite, un grand nombre des ennemis ne pouvant ni dans un sens ni dans l’autre éviter l’attaque des nôtres qui accouraient en masse de-ci de-là, furent vite surpris et traités avec rudesse.</text:p>
      <text:p text:style-name="P17">Quant aux autres, et Hugues lui-même, voyant que le château intérieur malgré le mur dont il était</text:p>
      <text:p text:style-name="P17">ceint ne suffisait pas à les garantir, se replièrent sur la motte, dans la tour de bois qui la couronnait.</text:p>
      <text:p text:style-name="P17">Frappé de terreur à la vue des traits menaçants de l’ost qui s’acharnait contre lui, il se rendit sans</text:p>
      <text:p text:style-name="P17">retard. On le retint captif dans sa propre demeure avec les siens et misérablement couvert de chaînes,</text:p>
      <text:p text:style-name="P17">il connut ainsi toute l’étendue de la ruine que l’orgueil enfante.</text:p>
      <text:p text:style-name="P17">Le roi maître de la victoire emmena avec lui les prisonniers nobles, butin digne de la majesté</text:p>
      <text:p text:style-name="P17">royale. Puis il commande de vendre publiquement le mobilier et toutes les richesses du château et de</text:p>
      <text:p text:style-name="P16">mettre le feu au château lui-même »</text:p>
      <text:p text:style-name="P6">- noble considérer comme butin de la majesté royal</text:p>
      <text:p text:style-name="P6">- le roi à gagner</text:p>
      <text:p text:style-name="P6">- montre que le roi gagne toujours et que c’est grâce à lui</text:p>
      <text:p text:style-name="P6">- le roi demande rançon pour récupérer les rebelles + s’engager à ne plus jamais se révolter</text:p>
      <text:p text:style-name="P6">- château : symbole du seigneur</text:p>
      <text:p text:style-name="P6"/>
      <text:p text:style-name="P6">= affaire de vrai fait réelle ! → maintenant inspire beaucoup ! </text:p>
      <text:p text:style-name="P19"><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oft-page-break/><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oft-page-break/><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10"><text:span text:style-name="T8">Louis VI s</text:span><text:span text:style-name="T9">’empare du château de Hugues du Puiset (1111)</text:span></text:p>
      <text:p text:style-name="P9"><text:span text:style-name="T10">Avec l’aide de Dieu, nous eûmes vite fait de remplir le domaine d’une quantité de chevaliers et de</text:span></text:p>
      <text:p text:style-name="P9"><text:span text:style-name="T10">gens de pied. Là-dessus, la condamnation de Hugues ayant été prononcée par défaut, le roi s’en vint à</text:span></text:p>
      <text:p text:style-name="P9"><text:span text:style-name="T10">Toury avec un grand ost et réclama dudit Hugues le château dont il se trouvait dépossédé par</text:span></text:p>
      <text:p text:style-name="P9"><text:span text:style-name="T10">jugement. Celui-ci refusant de sortir, le roi, sans retard, se hâte d’attaquer le château et y applique son</text:span></text:p>
      <text:p text:style-name="P9"><text:span text:style-name="T10">ost, tant chevaliers que gens de pied. Ce ne sont partout que balistes, arcs, écus, épées : c’est la guerre.</text:span></text:p>
      <text:p text:style-name="P9"><text:span text:style-name="T10">Vous eussiez vu et pu admirer tour à tour une pluie de flèches, le feu scintillant des heaumes qui,</text:span></text:p>
      <text:p text:style-name="P9"><text:span text:style-name="T10">sous les coups répétés, lancent des éclairs, les écus subitement et étrangement brisés et troués. Dès</text:span></text:p>
      <text:p text:style-name="P9"><text:span text:style-name="T10">que les ennemis se trouvent poussés par la porte dans le château, de l’intérieur s’abat sur les nôtres</text:span></text:p>
      <text:p text:style-name="P9"><text:span text:style-name="T10">du haut des archères et de la palissade une singulière grêle et presque intolérable, même pour les plus</text:span></text:p>
      <text:p text:style-name="P9"><text:span text:style-name="T10">audacieux. Les assiégés, démontant les poutres et lançant des pieux, commencent une contre-attaque</text:span></text:p>
      <text:p text:style-name="P9"><text:span text:style-name="T10">sans pouvoir la mener à bonne fin. [...] Nous avions préparé des chars, les chargeant d’immenses tas</text:span></text:p>
      <text:p text:style-name="P9"><text:span text:style-name="T10">de bois sec, mêlés à de la graisse et du sang coagulé, matière prompte à donner des flammes. En effet,</text:span></text:p>
      <text:p text:style-name="P9"><text:span text:style-name="T10">ces gens-là étaient excommuniés et absolument voués au diable. Les nôtres en force mettent ces</text:span></text:p>
      <text:p text:style-name="P9"><text:span text:style-name="T10">chariots contre la porte à la fois pour y allumer un feu qu’on ne puisse éteindre et pour se mettre euxmêmes</text:span></text:p>
      <text:p text:style-name="P9"><text:span text:style-name="T10">à l’abri derrière les tas de bois.</text:span></text:p>
      <text:p text:style-name="P9"><text:span text:style-name="T10">Tandis qu’on s’efforce à l’envi, non sans péril, les uns d’allumer le feu, les autres de l’éteindre, le</text:span></text:p>
      <text:p text:style-name="P9"><text:span text:style-name="T10">comte Thibaut, à la tête d’un ost nombreux de chevaliers et de gens à pied, donne l’assaut au</text:span></text:p>
      <text:p text:style-name="P9"><text:span text:style-name="T10">château d’un autre côté, à savoir du côté qui regarde Chartres. Se souvenant des torts qu’il a subis, il</text:span></text:p>
      <text:p text:style-name="P9"><text:span text:style-name="T10">se jette dessus avec un grand élan, il excite les siens à monter par la pente escarpée du retranchement,</text:span></text:p>
      <text:p text:style-name="P9"><text:span text:style-name="T10">mais il a la douleur de les voir descendre encore plus vite, bien plus, s’effondrer ; ceux qu’il force à</text:span></text:p>
      <text:p text:style-name="P9"><text:span text:style-name="T10">ramper vers le haut avec précautions et comme inclinés, il les aperçoit qui, couchés sur le dos,</text:span></text:p>
      <text:p text:style-name="P9"><text:span text:style-name="T10">tombent en bas la tête la première et il cherche à se rendre compte s’ils ne rendent pas l’âme sous le</text:span></text:p>
      <text:p text:style-name="P9"><text:span text:style-name="T10">poids des masses de pierre qui les poursuivent. Les chevaliers qui, de toute la vitesse de leurs</text:span></text:p>
      <text:p text:style-name="P9"><text:span text:style-name="T10">chevaux, faisaient tout le tour du château pour le défendre, accablaient de coups en survenant</text:span></text:p>
      <text:p text:style-name="P9"><text:span text:style-name="T10">inopinément ceux qui s’accrochaient de leurs mains à la palissade ; ils les massacraient et les faisaient</text:span></text:p>
      <text:p text:style-name="P9"><text:span text:style-name="T10">tomber lourdement du haut en bas du fossé.</text:span></text:p>
      <text:p text:style-name="P9"><text:span text:style-name="T10">Et déjà, les mains étant rompues et les genoux paralysés, l’assaut s’était presque assoupi quand la</text:span></text:p>
      <text:p text:style-name="P9"><text:span text:style-name="T10">forte, que dis-je, la toute-puissante main du Dieu tout-puissant voulut qu’on le reconnût pour l’unique</text:span></text:p>
      <text:p text:style-name="P9"><text:span text:style-name="T10">auteur d’une si éclatante et si juste vengeance. Les communautés des paroisses du pays étaient là. Dieu</text:span></text:p>
      <text:p text:style-name="P9"><text:span text:style-name="T10">suscite le vigoureux souffle d’héroïsme d’un prêtre chauve, à qui il fut donné, contre l’opinion des</text:span></text:p>
      <text:p text:style-name="P9"><text:span text:style-name="T10">hommes, de pouvoir accomplir ce qui, pour le comte en armes et pour les siens, se trouvait</text:span></text:p>
      <text:p text:style-name="P9"><text:span text:style-name="T10">impossible. Se couvrant par devant d’une planche toute simple, de vil prix, il monta rapidement, le</text:span></text:p>
      <text:p text:style-name="P9"><text:span text:style-name="T10">front nu, parvint jusqu’à l’enceinte et, se cachant sous les plaques de couverture qui y avaient été</text:span></text:p>
      <text:p text:style-name="P9"><text:span text:style-name="T10">adaptées, il les défaisait peu à peu. Satisfait de travailler en liberté, il fit signe aux hésitants, restés à ne</text:span></text:p>
      <text:p text:style-name="P9"><text:span text:style-name="T10">rien faire dans la plaine, de lui prêter assistance. Ceux-ci voyant un prêtre sans armes jeter</text:span></text:p>
      <text:p text:style-name="P9"><text:span text:style-name="T10">courageusement à bas la clôture, s’élancent armés, appliquent aux clôtures leurs haches et tout ce</text:span></text:p>
      <text:p text:style-name="P9"><text:span text:style-name="T10">qu’ils ont d’instruments de fer, les coupent, les font voler en éclats. Ainsi, admirable marque de la</text:span></text:p>
      <text:p text:style-name="P9"><text:span text:style-name="T10">céleste décision, comme si étaient tombés les murs d’une seconde Jéricho, à la même heure, après</text:span></text:p>
      <text:p text:style-name="P9"><text:span text:style-name="T10">qu’eurent été rompues les barrières, les osts du roi et du comte firent leur entrée. Par suite, un grand</text:span></text:p>
      <text:p text:style-name="P9"><text:span text:style-name="T10">nombre des ennemis ne pouvant ni dans un sens ni dans l’autre éviter l’attaque des nôtres qui</text:span></text:p>
      <text:p text:style-name="P9"><text:span text:style-name="T10">accouraient en masse de-ci de-là, furent vite surpris et traités avec rudesse.</text:span></text:p>
      <text:p text:style-name="P9"><text:span text:style-name="T10">Quant aux autres, et Hugues lui-même, voyant que le château intérieur malgré le mur dont il était</text:span></text:p>
      <text:p text:style-name="P9"><text:span text:style-name="T10">ceint ne suffisait pas à les garantir, se replièrent sur la motte, dans la tour de bois qui la couronnait.</text:span></text:p>
      <text:p text:style-name="P9"><text:span text:style-name="T10">Frappé de terreur à la vue des traits menaçants de l’ost qui s’acharnait contre lui, il se rendit sans</text:span></text:p>
      <text:p text:style-name="P9"><text:span text:style-name="T10">retard. On le retint captif dans sa propre demeure avec les siens et misérablement couvert de chaînes,</text:span></text:p>
      <text:p text:style-name="P9"><text:span text:style-name="T10">il connut ainsi toute l’étendue de la ruine que l’orgueil enfante.</text:span></text:p>
      <text:p text:style-name="P9"><text:span text:style-name="T10">Le roi maître de la victoire emmena avec lui les prisonniers nobles, butin digne de la majesté</text:span></text:p>
      <text:p text:style-name="P9"><text:span text:style-name="T10">royale. Puis il commande de vendre publiquement le mobilier et toutes les richesses du château et de</text:span></text:p>
      <text:p text:style-name="P9"><text:span text:style-name="T10">mettre le feu au château lui-même.</text:span></text:p>
      <text:p text:style-name="P10"><text:soft-page-break/><text:span text:style-name="T10">Suger, </text:span><text:span text:style-name="T11">Vie de Louis VI le Gros</text:span><text:span text:style-name="T10">, éd. et trad. par H. Waquet, Paris, 1929, p. 131-141.</text:span></text:p>
      <text:p text:style-name="P10"><text:span text:style-name="T4"/></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MV Boli" svg:font-family="'MV Boli'" style:font-pitch="variable"/>
    <style:font-face style:name="Liberation Serif" svg:font-family="'Liberation Serif'" style:font-family-generic="roman" style:font-pitch="variable"/>
    <style:font-face style:name="TimesNewRomanPS-BoldMT1" svg:font-family="TimesNewRomanPS-BoldMT"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Calibri" svg:font-family="Calibri" style:font-family-generic="swiss"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TimesNewRomanPS-BoldMT" svg:font-family="TimesNewRomanPS-BoldMT" style:font-family-generic="swiss" style:font-pitch="variable"/>
    <style:font-face style:name="TimesNewRomanPSMT1" svg:font-family="TimesNewRomanPSM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09:27:47.139000000</meta:creation-date>
    <dc:date>2018-03-14T10:20:15.647000000</dc:date>
    <meta:editing-duration>PT8M32S</meta:editing-duration>
    <meta:editing-cycles>2</meta:editing-cycles>
    <meta:generator>LibreOffice/5.3.7.2$Windows_X86_64 LibreOffice_project/6b8ed514a9f8b44d37a1b96673cbbdd077e24059</meta:generator>
    <meta:document-statistic meta:table-count="0" meta:image-count="0" meta:object-count="0" meta:page-count="5" meta:paragraph-count="102" meta:word-count="1833" meta:character-count="10350" meta:non-whitespace-character-count="8601"/>
  </office:meta>
</office:document-meta>
</file>